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Activity Playbook</text:p>
      <text:p text:style-name="Standard"><text:s text:c="2"/>hosts: webservers</text:p>
      <text:p text:style-name="Standard"><text:s text:c="2"/>become: true</text:p>
      <text:p text:style-name="Standard"><text:s text:c="2"/>tasks:</text:p>
      <text:p text:style-name="Standard"/>
      <text:p text:style-name="Standard"><text:s text:c="2"/>- name: Install docker.io</text:p>
      <text:p text:style-name="Standard"><text:s text:c="4"/>apt:</text:p>
      <text:p text:style-name="Standard"><text:s text:c="6"/>update_cache: yes</text:p>
      <text:p text:style-name="Standard"><text:s text:c="6"/>name: docker.io</text:p>
      <text:p text:style-name="Standard"><text:s text:c="6"/>state: present</text:p>
      <text:p text:style-name="Standard"/>
      <text:p text:style-name="Standard"><text:s text:c="2"/>- name: Install python3-pip</text:p>
      <text:p text:style-name="Standard"><text:s text:c="4"/>apt:</text:p>
      <text:p text:style-name="Standard"><text:s text:c="6"/>name: python3-pip</text:p>
      <text:p text:style-name="Standard"><text:s text:c="6"/>state: present</text:p>
      <text:p text:style-name="Standard"><text:s text:c="6"/>force_apt_get: yes</text:p>
      <text:p text:style-name="Standard"/>
      <text:p text:style-name="Standard"><text:s text:c="2"/>- name: Install docker python module</text:p>
      <text:p text:style-name="Standard"><text:s text:c="4"/>pip:</text:p>
      <text:p text:style-name="Standard"><text:s text:c="6"/>name: docker</text:p>
      <text:p text:style-name="Standard"><text:s text:c="6"/>state: present</text:p>
      <text:p text:style-name="Standard"/>
      <text:p text:style-name="Standard"><text:s text:c="2"/>- name: Download and Launch Docker Container</text:p>
      <text:p text:style-name="Standard"><text:s text:c="4"/>docker_container:</text:p>
      <text:p text:style-name="Standard"><text:s text:c="6"/>name: dvwa</text:p>
      <text:p text:style-name="Standard"><text:s text:c="6"/>image: cyberxsecurity/dvwa</text:p>
      <text:p text:style-name="Standard"><text:s text:c="6"/>state: started</text:p>
      <text:p text:style-name="Standard"><text:s text:c="6"/>restart_policy: always</text:p>
      <text:p text:style-name="Standard"><text:s text:c="6"/>published_ports: 80:80</text:p>
      <text:p text:style-name="Standard"/>
      <text:p text:style-name="Standard"><text:s text:c="2"/>- name: Enable Docker Service</text:p>
      <text:p text:style-name="Standard"><text:s text:c="4"/>systemd:</text:p>
      <text:p text:style-name="Standard"><text:s text:c="6"/>name: docker</text:p>
      <text:p text:style-name="Standard"><text:s text:c="6"/>enabled: y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18:28:15.025000000</meta:creation-date>
    <dc:date>2020-10-17T18:40:58.163000000</dc:date>
    <meta:editing-duration>PT12M43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30" meta:word-count="71" meta:character-count="626" meta:non-whitespace-character-count="459"/>
  </office:meta>
</office:document-meta>
</file>